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Open Sans" style:font-name-asian="Open Sans1" style:font-name-complex="Open Sans1"/>
    </style:style>
    <style:style style:name="P3" style:family="paragraph" style:parent-style-name="Standard">
      <style:paragraph-properties fo:margin-top="0in" fo:margin-bottom="0in" loext:contextual-spacing="false"/>
      <style:text-properties style:font-name="Open Sans" style:font-name-asian="Open Sans1" style:font-name-complex="Open Sans1"/>
    </style:style>
    <style:style style:name="P4" style:family="paragraph" style:parent-style-name="Standard">
      <style:paragraph-properties fo:margin-top="0in" fo:margin-bottom="0in" loext:contextual-spacing="false"/>
      <style:text-properties style:font-name="Open Sans" fo:font-style="italic" style:font-name-asian="Open Sans1" style:font-style-asian="italic" style:font-name-complex="Open Sans1"/>
    </style:style>
    <style:style style:name="P5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style:font-name="Open Sans" fo:font-style="italic" style:font-name-asian="Open Sans1" style:font-style-asian="italic" style:font-name-complex="Open Sans1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Open Sans" fo:font-size="14pt" style:text-underline-style="none" style:font-name-asian="Open Sans1" style:font-size-asian="14pt" style:font-name-complex="Open Sans1" style:font-size-complex="14pt"/>
    </style:style>
    <style:style style:name="P17" style:family="paragraph" style:parent-style-name="Heading_20_2">
      <style:paragraph-properties fo:margin-top="0.25in" fo:margin-bottom="0.0555in" loext:contextual-spacing="false"/>
    </style:style>
    <style:style style:name="P18" style:family="paragraph" style:parent-style-name="Heading_20_2">
      <style:paragraph-properties fo:margin-top="0.25in" fo:margin-bottom="0.0555in" loext:contextual-spacing="false" fo:break-before="page"/>
    </style:style>
    <style:style style:name="P19" style:family="paragraph" style:parent-style-name="Heading_20_1">
      <style:paragraph-properties fo:margin-top="0.3335in" fo:margin-bottom="0.0835in" loext:contextual-spacing="false"/>
      <style:text-properties style:font-name="Open Sans" style:font-name-asian="Open Sans1" style:font-name-complex="Open Sans1"/>
    </style:style>
    <style:style style:name="P20" style:family="paragraph" style:parent-style-name="Title" style:master-page-name="Standard">
      <style:paragraph-properties fo:margin-top="0.3335in" fo:margin-bottom="0.0835in" loext:contextual-spacing="false" style:page-number="1"/>
    </style:style>
    <style:style style:name="P21" style:family="paragraph" style:parent-style-name="Subtitle">
      <style:paragraph-properties fo:margin-top="0.25in" fo:margin-bottom="0.0555in" loext:contextual-spacing="false"/>
    </style:style>
    <style:style style:name="T1" style:family="text">
      <style:text-properties style:font-name="Open Sans" style:font-name-asian="Open Sans1" style:font-name-complex="Open Sans1"/>
    </style:style>
    <style:style style:name="T2" style:family="text">
      <style:text-properties style:font-name="Open Sans" style:text-underline-style="none" style:font-name-asian="Open Sans1" style:font-name-complex="Open Sans1"/>
    </style:style>
    <style:style style:name="T3" style:family="text">
      <style:text-properties style:font-name="Open Sans" fo:font-style="italic" style:font-name-asian="Open Sans1" style:font-style-asian="italic" style:font-name-complex="Open Sans1"/>
    </style:style>
    <style:style style:name="T4" style:family="text">
      <style:text-properties style:font-name="Open Sans" fo:font-size="14pt" style:font-name-asian="Open Sans1" style:font-size-asian="14pt" style:font-name-complex="Open Sans1" style:font-size-complex="14pt"/>
    </style:style>
    <style:style style:name="T5" style:family="text">
      <style:text-properties style:font-name="Open Sans" fo:font-size="14pt" style:text-underline-style="none" style:font-name-asian="Open Sans1" style:font-size-asian="14pt" style:font-name-complex="Open Sans1" style:font-size-complex="14pt"/>
    </style:style>
    <style:style style:name="T6" style:family="text">
      <style:text-properties style:font-name="Open Sans" fo:font-weight="normal" style:font-name-asian="Open Sans1" style:font-weight-asian="normal" style:font-name-complex="Open Sans1"/>
    </style:style>
    <style:style style:name="T7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none"/>
    </style:style>
    <style:style style:name="T10" style:family="text">
      <style:text-properties fo:font-size="11pt" fo:font-weight="normal" style:font-size-asian="11pt" style:font-weight-asian="normal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raflcmrz72cg"/><text:span text:style-name="T1">Snarky Doorbell</text:span></text:p>
      <text:p text:style-name="P21"><text:bookmark text:name="_k9gtau83n527"/>An IoT doorbell with an attitude.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vel9db47tz4v" text:style-name="Index_20_Link" text:visited-style-name="Index_20_Link"><text:span text:style-name="T7">Stereotüüpiline Venelane</text:span></text:a></text:p>
          <text:p text:style-name="P8"><text:a xlink:type="simple" xlink:href="#_shxkpb7ewhbc" text:style-name="Index_20_Link" text:visited-style-name="Index_20_Link"><text:span text:style-name="T7">Annoyed Developer</text:span></text:a></text:p>
          <text:p text:style-name="P8"><text:a xlink:type="simple" xlink:href="#_9re9r3in2qxm" text:style-name="Index_20_Link" text:visited-style-name="Index_20_Link"><text:span text:style-name="T7">Motivating Manager</text:span></text:a></text:p>
          <text:p text:style-name="P8"><text:a xlink:type="simple" xlink:href="#_ribkpvejti5x" text:style-name="Index_20_Link" text:visited-style-name="Index_20_Link"><text:span text:style-name="T7">Creepy Stalker Guy</text:span></text:a></text:p>
          <text:p text:style-name="P8"><text:a xlink:type="simple" xlink:href="#_gk7nezi9xhdd" text:style-name="Index_20_Link" text:visited-style-name="Index_20_Link"><text:span text:style-name="T7">Characters</text:span></text:a></text:p>
          <text:p text:style-name="P8"><text:a xlink:type="simple" xlink:href="#_qo1fn9v60ltm" text:style-name="Index_20_Link" text:visited-style-name="Index_20_Link"><text:span text:style-name="T7">SYSTEM SOUNDS</text:span></text:a></text:p>
          <text:p text:style-name="P8"><text:a xlink:type="simple" xlink:href="#_eowul5m0tna8" text:style-name="Index_20_Link" text:visited-style-name="Index_20_Link"><text:span text:style-name="T7">Generic Estonian</text:span></text:a></text:p>
          <text:p text:style-name="P9"><text:a xlink:type="simple" xlink:href="#_6q1zol4sem5z" text:style-name="Index_20_Link" text:visited-style-name="Index_20_Link"><text:span text:style-name="T7">Generic English</text:span>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6"/>
      <text:p text:style-name="P17"><text:bookmark text:name="_vel9db47tz4v"/>Stereotüüpiline Venelane</text:p>
      <text:p text:style-name="P1"><text:span text:style-name="T8">Heavy, exaggerated Russian accent and attitude.</text:span></text:p>
      <text:p text:style-name="P5"/>
      <text:list xml:id="list2747008288947428094" text:style-name="WWNum3">
        <text:list-item>
          <text:p text:style-name="P10"><text:span text:style-name="T1">Nju kas saab juba selle ukse avatud?</text:span></text:p>
        </text:list-item>
        <text:list-item>
          <text:p text:style-name="P10"><text:span text:style-name="T1">Djing, djong?! Sto! Ma näitan sulle djing djong. Nu tulen teen ukse lahti ja siis….!</text:span></text:p>
        </text:list-item>
        <text:list-item>
          <text:p text:style-name="P10"><text:span text:style-name="T1">Друзья, keegi on jukse taga, tehke lahti…</text:span></text:p>
        </text:list-item>
        <text:list-item>
          <text:p text:style-name="P10"><text:span text:style-name="T1">Djong-djong!</text:span></text:p>
        </text:list-item>
        <text:list-item>
          <text:p text:style-name="P10"><text:span text:style-name="T1">In Motherland, we welcome guests with Vodka.</text:span></text:p>
        </text:list-item>
        <text:list-item>
          <text:p text:style-name="P10"><text:span text:style-name="T1">Kjes on?</text:span></text:p>
        </text:list-item>
      </text:list>
      <text:p text:style-name="P17"><text:bookmark text:name="_shxkpb7ewhbc"/>Annoyed Developer</text:p>
      <text:p text:style-name="P1"><text:span text:style-name="T8">Exasperated, annoyed.</text:span></text:p>
      <text:p text:style-name="P5"/>
      <text:list xml:id="list2595231675211515180" text:style-name="WWNum4">
        <text:list-item>
          <text:p text:style-name="P11"><text:span text:style-name="T1">So much for getting into “the zone” and writing some god damn code…!</text:span></text:p>
        </text:list-item>
        <text:list-item>
          <text:p text:style-name="P11"><text:span text:style-name="T1">There goes my productivity again, out the window...</text:span></text:p>
        </text:list-item>
        <text:list-item>
          <text:p text:style-name="P11"><text:span text:style-name="T1">I bet I could write a program to open that door for me…</text:span></text:p>
        </text:list-item>
        <text:list-item>
          <text:p text:style-name="P11"><text:span text:style-name="T1">They wonder why the sprint always fails, this is why…</text:span></text:p>
        </text:list-item>
        <text:list-item>
          <text:p text:style-name="P11"><text:span text:style-name="T1">My code is compiling, this doesn’t mean I have time for opening doors.</text:span></text:p>
        </text:list-item>
        <text:list-item>
          <text:p text:style-name="P11"><text:span text:style-name="T1">I could write better story tickets or open the door. Which one will it be?</text:span></text:p>
        </text:list-item>
        <text:list-item>
          <text:p text:style-name="P11"><text:span text:style-name="T1">All the bugs in my code are due to Doorbell Interruptus</text:span></text:p>
        </text:list-item>
        <text:list-item>
          <text:p text:style-name="P11"><text:span text:style-name="T1">Could we have a manager opening the door, this time?</text:span></text:p>
        </text:list-item>
        <text:list-item>
          <text:p text:style-name="P11"><text:soft-page-break/><text:span text:style-name="T1">Just put on the headphones and pretend I didn’t hear that doorbell…</text:span></text:p>
        </text:list-item>
        <text:list-item>
          <text:p text:style-name="P11"><text:span text:style-name="T1">Headphones: ON, doorbell: IGNORE</text:span></text:p>
        </text:list-item>
      </text:list>
      <text:p text:style-name="P2"/>
      <text:p text:style-name="P17"><text:bookmark text:name="_9re9r3in2qxm"/><text:span text:style-name="T1">Motivating Manager</text:span></text:p>
      <text:p text:style-name="P1"><text:span text:style-name="T3">Obnoxiously cheerful and motivatingly positive.</text:span></text:p>
      <text:p text:style-name="P4"/>
      <text:list xml:id="list2772769167577609236" text:style-name="WWNum2">
        <text:list-item>
          <text:p text:style-name="P12"><text:span text:style-name="T1">All right, team, this is the pizza I promised you!</text:span></text:p>
        </text:list-item>
        <text:list-item>
          <text:p text:style-name="P12"><text:span text:style-name="T1">Ooooo, more team members, arriving! The more, the merrier </text:span><text:span text:style-name="T3">[lower voice, sidenote]</text:span><text:span text:style-name="T1"> (and the faster we finish that sprint)!</text:span></text:p>
        </text:list-item>
        <text:list-item>
          <text:p text:style-name="P12"><text:span text:style-name="T1">The developer who opens the door, gets five story points! It’s like Hogwarts, but with Jira!</text:span></text:p>
        </text:list-item>
        <text:list-item>
          <text:p text:style-name="P12"><text:span text:style-name="T1">Mihkel, the team agreed to nominate you to be the dedicated door-man! What an honor!</text:span></text:p>
        </text:list-item>
        <text:list-item>
          <text:p text:style-name="P12"><text:span text:style-name="T1">Now, now, don’t ALL get up at once to get the door!</text:span></text:p>
        </text:list-item>
        <text:list-item>
          <text:p text:style-name="P12"><text:span text:style-name="T3">[excited laughter]</text:span><text:span text:style-name="T1"> A doorbell! Who could it possibly be?</text:span></text:p>
        </text:list-item>
        <text:list-item>
          <text:p text:style-name="P12"><text:span text:style-name="T1">A doorbell! This might be a package from Amazon!</text:span></text:p>
        </text:list-item>
      </text:list>
      <text:p text:style-name="P17"><text:bookmark text:name="_ribkpvejti5x"/>Creepy Stalker Guy</text:p>
      <text:p text:style-name="P1"><text:span text:style-name="T8">Menacing, mysterious, scheming.</text:span></text:p>
      <text:p text:style-name="P5"/>
      <text:list xml:id="list7972876194348205266" text:style-name="WWNum1">
        <text:list-item>
          <text:p text:style-name="P13">Another victim arrives… <text:span text:style-name="T8">[evil laugh]</text:span></text:p>
        </text:list-item>
        <text:list-item>
          <text:p text:style-name="P13">He might come in… but will he be able to leave?</text:p>
        </text:list-item>
        <text:list-item>
          <text:p text:style-name="P13">It was morning when she arrived to the office. It will be night, when she leaves… I’m just kidding, she won’t leave… at all! <text:span text:style-name="T8">[evil laugh]</text:span></text:p>
        </text:list-item>
        <text:list-item>
          <text:p text:style-name="P13">That door has a peephole for a reason… you never know, who’s behind it.</text:p>
        </text:list-item>
        <text:list-item>
          <text:p text:style-name="P13">We have the best bait: we pretend we are a legitimate office. The victims just keep on coming.</text:p>
        </text:list-item>
        <text:list-item>
          <text:p text:style-name="P13"><text:soft-page-break/>Whoever comes through that door, I will make them read our Jira tickets until they weep.</text:p>
        </text:list-item>
      </text:list>
      <text:p text:style-name="P17"><text:bookmark text:name="_gk7nezi9xhdd"/>Characters</text:p>
      <text:list xml:id="list3936149130545444468" text:style-name="WWNum6">
        <text:list-item>
          <text:p text:style-name="P14">Bro-s in a dorm room</text:p>
        </text:list-item>
        <text:list-item>
          <text:p text:style-name="P14">Pirate</text:p>
        </text:list-item>
        <text:list-item>
          <text:p text:style-name="P14">Angry boss</text:p>
        </text:list-item>
        <text:list-item>
          <text:p text:style-name="P14">French secretary</text:p>
        </text:list-item>
        <text:list-item>
          <text:p text:style-name="P14">Grumpy developer</text:p>
        </text:list-item>
        <text:list-item>
          <text:p text:style-name="P14">Happy </text:p>
        </text:list-item>
      </text:list>
      <text:p text:style-name="P17"><text:bookmark text:name="_qo1fn9v60ltm"/>SYSTEM SOUNDS</text:p>
      <text:list xml:id="list5608109953197534963" text:style-name="WWNum5">
        <text:list-item>
          <text:p text:style-name="P15"><text:span text:style-name="T4">Shutdown procedure initiated. Remove power when the red status light turns off.</text:span></text:p>
        </text:list-item>
        <text:list-item>
          <text:p text:style-name="P15"><text:span text:style-name="T4">Mute on</text:span></text:p>
        </text:list-item>
        <text:list-item>
          <text:p text:style-name="P15"><text:span text:style-name="T4">Mute off</text:span></text:p>
        </text:list-item>
        <text:list-item>
          <text:p text:style-name="P15"><text:span text:style-name="T4">Boot sequence comple. Doorbell operational.</text:span></text:p>
        </text:list-item>
        <text:list-item>
          <text:p text:style-name="P15"><text:span text:style-name="T4">Language: Estonian</text:span></text:p>
        </text:list-item>
        <text:list-item>
          <text:p text:style-name="P15"><text:span text:style-name="T4">Language: English</text:span></text:p>
        </text:list-item>
        <text:list-item>
          <text:p text:style-name="P15"><text:span text:style-name="T4">Language: Sound Effects</text:span></text:p>
        </text:list-item>
        <text:list-item>
          <text:p text:style-name="P15"><text:span text:style-name="T4">Volume maximum</text:span></text:p>
        </text:list-item>
        <text:list-item>
          <text:p text:style-name="P15"><text:span text:style-name="T4">Change voice once per day: ON</text:span></text:p>
        </text:list-item>
        <text:list-item>
          <text:p text:style-name="P15"><text:span text:style-name="T4">Change voice once per day: OFF</text:span></text:p>
        </text:list-item>
        <text:list-item>
          <text:p text:style-name="P15"><text:span text:style-name="T4">Initial delay: SHORT</text:span></text:p>
        </text:list-item>
        <text:list-item>
          <text:p text:style-name="P15"><text:span text:style-name="T4">Initial delay MEDIUM</text:span></text:p>
        </text:list-item>
        <text:list-item>
          <text:p text:style-name="P15"><text:soft-page-break/><text:span text:style-name="T4">Initial delay: LONG</text:span></text:p>
        </text:list-item>
      </text:list>
      <text:p text:style-name="P18"><text:bookmark text:name="_eowul5m0tna8"/><text:span text:style-name="T1">Generic Estonian</text:span></text:p>
      <text:list xml:id="list113035214937258" text:continue-list="list2747008288947428094" text:style-name="WWNum3">
        <text:list-item>
          <text:p text:style-name="P10"><text:span text:style-name="T4">Kui see on pitsapoiss, siis see on mulle!</text:span></text:p>
        </text:list-item>
        <text:list-item>
          <text:p text:style-name="P10"><text:span text:style-name="T4">Kähku, peitke asitõendid ära, me ei tea, kes teisepool ust on!</text:span></text:p>
        </text:list-item>
        <text:list-item>
          <text:p text:style-name="P10"><text:span text:style-name="T4">Nii tore, külalised tulid!</text:span></text:p>
        </text:list-item>
        <text:list-item>
          <text:p text:style-name="P10"><text:span text:style-name="T4">Kes uksele kõige lähemal on, võiks ukse lahti teha!</text:span></text:p>
        </text:list-item>
        <text:list-item>
          <text:p text:style-name="P10"><text:span text:style-name="T4">Ülemused tulid, kähku, nähke tegusad välja!</text:span></text:p>
        </text:list-item>
        <text:list-item>
          <text:p text:style-name="P10"><text:span text:style-name="T4">Oh ei, finantsinspektsioon tuli! PAANIKA!</text:span></text:p>
        </text:list-item>
        <text:list-item>
          <text:p text:style-name="P10"><text:span text:style-name="T4">Lugupeetud kolleegid, juhime teie tähelepanu asjaolule, et uksekell helises.</text:span></text:p>
        </text:list-item>
        <text:list-item>
          <text:p text:style-name="P10"><text:span text:style-name="T4">Säilitage rahu! Võõrad inimesed tulid!</text:span></text:p>
        </text:list-item>
        <text:list-item>
          <text:p text:style-name="P10"><text:span text:style-name="T4">See on kolmas kord viimase tunni jooksul, kui see uksekell heliseb.</text:span></text:p>
        </text:list-item>
        <text:list-item>
          <text:p text:style-name="P10"><text:span text:style-name="T4">See on viies kord viimase tunni jooksul, kui see uksekell heliseb.</text:span></text:p>
        </text:list-item>
        <text:list-item>
          <text:p text:style-name="P10"><text:span text:style-name="T4">Avada, või mitte avada, selles on küsimus…</text:span></text:p>
        </text:list-item>
        <text:list-item>
          <text:p text:style-name="P10"><text:span text:style-name="T4">Sven unustas jälle uksekaardi maha?</text:span></text:p>
        </text:list-item>
        <text:list-item>
          <text:p text:style-name="P10"><text:span text:style-name="T4">Kui see on keegi meie inimestest, kes võtme maha unustas, siis tema teeb homme lõuna välja.</text:span></text:p>
        </text:list-item>
        <text:list-item>
          <text:p text:style-name="P10"><text:span text:style-name="T4">Samm 1: kutsu külaline. Samm 2: mine ise uksele vastu - lihtne!</text:span></text:p>
        </text:list-item>
        <text:list-item>
          <text:p text:style-name="P10"><text:span text:style-name="T4">Teen ettepaneku see uksekell aknast alla visata.</text:span></text:p>
        </text:list-item>
        <text:list-item>
          <text:p text:style-name="P10"><text:span text:style-name="T4">Ahaa! Uksekell - põnev vaheldus rutiinile. Kes seal küll on…?</text:span></text:p>
        </text:list-item>
        <text:list-item>
          <text:p text:style-name="P10"><text:span text:style-name="T4">Mida kiiremini uksele vastatakse, seda vähem see uksekell kogu kontorit tüütab.</text:span></text:p>
        </text:list-item>
        <text:list-item>
          <text:p text:style-name="P10"><text:span text:style-name="T4">Teadlaste uuringud näitavad, et kui uksekella ignoreerida, siis produktiivsus kasvab. Ei usu? Proovi!</text:span></text:p>
        </text:list-item>
        <text:list-item>
          <text:p text:style-name="P10"><text:span text:style-name="T4">DPD kuller ilmselt - Harles tellis Amazonist raamatuid.</text:span></text:p>
        </text:list-item>
        <text:list-item>
          <text:p text:style-name="P10"><text:span text:style-name="T4">3… sa muutud uniseks… 2… su kuulmine nõrgeneb…. 1…..sa ei kuulnud seda uksekella….</text:span></text:p>
        </text:list-item>
        <text:list-item>
          <text:p text:style-name="P10"><text:soft-page-break/><text:span text:style-name="T4">Külalised! Nii tore!</text:span></text:p>
        </text:list-item>
        <text:list-item>
          <text:p text:style-name="P10"><text:span text:style-name="T4">Kesse jäi tööle hiljaks?</text:span></text:p>
        </text:list-item>
        <text:list-item>
          <text:p text:style-name="P10"><text:span text:style-name="T4">Jee, keegi tuli külla!</text:span></text:p>
        </text:list-item>
        <text:list-item>
          <text:p text:style-name="P10"><text:span text:style-name="T4">...aga mis siis, kui praegu on ukse taga Reporteri uudistemeeskond?</text:span></text:p>
        </text:list-item>
        <text:list-item>
          <text:p text:style-name="P10"><text:span text:style-name="T4">Kes esimesena reageerib, saab tänaseks ukseavajaks.</text:span></text:p>
        </text:list-item>
        <text:list-item>
          <text:p text:style-name="P10"><text:span text:style-name="T4">Kes esimesena reageerib, on terve ülejäänud nädala ukseavamistoimkonnast vabastatud!</text:span></text:p>
        </text:list-item>
      </text:list>
      <text:p text:style-name="P17"><text:bookmark text:name="_6q1zol4sem5z"/>Generic English</text:p>
      <text:list xml:id="list113035228831306" text:continue-numbering="true" text:style-name="WWNum3">
        <text:list-item>
          <text:p text:style-name="P10"><text:span text:style-name="T4">Oh, a doorbell! Isn’t that nice, to get visitors?</text:span></text:p>
        </text:list-item>
        <text:list-item>
          <text:p text:style-name="P10"><text:span text:style-name="T4">Bro, will you open that door, bro?</text:span></text:p>
        </text:list-item>
        <text:list-item>
          <text:p text:style-name="P10"><text:span text:style-name="T4">Ring that doorbell one more time, I dare you…!</text:span></text:p>
        </text:list-item>
        <text:list-item>
          <text:p text:style-name="P10"><text:span text:style-name="T4">So, who’s it going to be?</text:span></text:p>
        </text:list-item>
        <text:list-item>
          <text:p text:style-name="P10"><text:span text:style-name="T4">Time for some exercise: get up and come to the door!</text:span></text:p>
        </text:list-item>
        <text:list-item>
          <text:p text:style-name="P10"><text:span text:style-name="T4">Ladies and gentleman, I would kindly point out that the doorbell just rang.</text:span></text:p>
        </text:list-item>
        <text:list-item>
          <text:p text:style-name="P16"/>
        </text:list-item>
      </text:list>
      <text:p text:style-name="P2"/>
      <text:p text:style-name="P19"><text:bookmark text:name="_q532vc44s8o1"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3" meta:word-count="801" meta:character-count="4432" meta:non-whitespace-character-count="3813"/>
    <meta:generator>LibreOfficeDev/5.1.0.3$Linux_X86_64 LibreOffice_project/</meta:generator>
  </office:meta>
</office:document-meta>
</file>